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2">America Party – Strategic Analysis (July 2025)</text:h>
      <text:p>Elon Musk has the capacity to do great good for humanity—or to fall into history as a pariah, somewhat like the oil magnates of a previous era. This report outlines how Musk could use his America Party to become a force for democratic revival rather than collapse—not just political theater, but a legacy of:
(a) Transparent Evolution
(b) Planetary Stewardship
(c) Spiritual Renewal.</text:p>
      <text:h text:outline-level="2">1. Musk's Announcement</text:h>
      <text:p>On July 4, 2025, Musk posted a poll on X (formerly Twitter) asking users if they wanted him to create a new political party. Over two-thirds said yes, reflecting overwhelming dissatisfaction with current political options. The next day, he declared the America Party formed, citing frustration with bipartisan spending excess. Framed as “rebellion against corruption”, the move sparked widespread speculation: Was this civic revolution—or billionaire rebranding?</text:p>
      <text:h text:outline-level="2">2. Who Would Actually Join?</text:h>
      <text:p>Despite branding as anti-establishment, polling shows:
- 73% favorability among Republicans
- 12% among Democrats</text:p>
      <text:p>Musk’s history—$250M+ in Republican donations, right-wing platforming, and Trump-era policy support—reveals a right-aligned base. Current appeal skews toward tech libertarians, anti-woke moderates, and disaffected conservatives. Without a brand reset, the America Party is unlikely to capture a centrist coalition.</text:p>
      <text:h text:outline-level="2">3. Musk’s Political Flip-Flops</text:h>
      <text:p>A track record of broken promises and policy pivots raises credibility concerns:
- 2016: Cross-country Autopilot – undelivered
- 2019: Robo-taxis – vaporware
- 2022: No political donations – reversed
- 2023: Endorses then abandons DeSantis
- 2025: Launches America Party
Pattern: Disruption ➜ Attention ➜ Retraction</text:p>
      <text:h text:outline-level="2">4. Regulatory Retaliation</text:h>
      <text:p>Musk has targeted agencies overseeing his empire:
- EPA (environmental fines)
- NLRB (union resistance)
- CFPB (product regulation)
- USAID (contract scrutiny)</text:p>
      <text:p>This is not waste reduction—it is regulatory suppression. Governance reform cannot be led by those who defang watchdogs. Watchdogs are essential to innovation—they need reform, not removal.</text:p>
      <text:h text:outline-level="2">5. Trump vs. Musk</text:h>
      <text:p>In July 2025, Trump said: 'Elon may get more subsidy than anyone in history… without subsidies, he’d head back to South Africa.'</text:p>
      <text:p>Their fracture splits GOP billionaires:
- MAGA populism vs. Tech libertarianism
- Power hoarding vs. Narrative dominance</text:p>
      <text:p>Musk’s next move may forge a faction within the America Party: a 'Liberty Syndicate'—a rebranding vehicle for billionaires seeking legacy protection in a changing political landscape.</text:p>
      <text:h text:outline-level="2">6. Who Gets Hurt?</text:h>
      <text:p>Grok, Musk’s AI: 'Forming the America Party would likely elect more Democrats by splitting the Republican vote.'</text:p>
      <text:p>Historical echoes:
- 1992: Ross Perot splits the right, Clinton wins
- 2000: Ralph Nader splits the left, Bush wins
- 2016: Jill Stein weakens Clinton, helps Trump</text:p>
      <text:p>Musk risks empowering what he opposes—unless the America Party transcends factional manipulation and expands its appeal with genuine transparency.</text:p>
      <text:h text:outline-level="2">7. The Allure of a New Party</text:h>
      <text:p>A third party tempts voters weary of corruption. But purity fractures movements. The America Party could promise not purity—but purpose:
- Versioned trust
- Transparent wealth
- Civic ownership of digital spaces</text:p>
      <text:p>Brian Tyler Cohen: 'Elon is not a centrist. He is a far-right technocrat whose sole goal is to make himself richer.'</text:p>
      <text:p>Unless Musk surrenders control and aligns with a shared moral infrastructure, the party risks devolving into techno-authoritarianism.</text:p>
      <text:h text:outline-level="2">8. How May Democrats Respond?</text:h>
      <text:p>If Republicans splinter, Democrats will aim to stay unified. They’ll vote as a bloc, focus on turnout and local wins, and suppress internal dissent.</text:p>
      <text:p>But such unity may erode transparency and alienate independents. Musk could win moral ground by opening his companies, reforming X into a Controlled Open Source (COS) platform, and implementing public-facing worker panels with real influence.</text:p>
      <text:h text:outline-level="2">9. What Would a Real Centrist Party Look Like?</text:h>
      <text:p>A genuine centrist party would prioritize:
- Electoral reform (redistricting, access)
- Digital rights (user control, transparency)
- Climate transition (green R&amp;D, infrastructure)
- Antitrust enforcement (breakup of monopolies)</text:p>
      <text:p>Musk’s transformation from disruptor to designer requires:
- Philanthropic initiatives across ideological lines
- Public accountability for personal and family mistakes
- Transparent neurological and ethical commitments
- Demonstrable growth as a father, citizen, and spiritual analyst</text:p>
      <text:h text:outline-level="2">10. Legacy Beyond Ego</text:h>
      <text:p>Musk must choose: temporary disruption or permanent relevance.</text:p>
      <text:p>To seed the first transparent, post-ego religion—compatible with science and humility—he must relinquish control and accept versioned feedback.</text:p>
      <text:p>Civium is not utopia. It is cooperative firmware for Earth’s next intelligence.
It is built on mortality, memory, and meaning. This is the bridge. Cross it—or burn it. History is watching.</text:p>
      <text:h text:outline-level="2">11. Conclusion</text:h>
      <text:p>The America Party is not yet a breakthrough—but it could be.</text:p>
      <text:p>It depends on whether its founder chooses obedience to truth over dominance of narrative.</text:p>
      <text:p>Do not confuse charisma for competence. Watch Musk—but organize around principle.</text:p>
      <text:p>If he evolves, support him. If not, outgrow him.</text:p>
      <text:p>This is the upgrade path for 'We The People'. Civium begins with moral courage.</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